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9b5" officeooo:paragraph-rsid="000709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: </text:p>
      <text:p text:style-name="P1"/>
      <text:p text:style-name="P1">&lt;!DOCTYPE html&gt;</text:p>
      <text:p text:style-name="P1">&lt;html lang="en"&gt;</text:p>
      <text:p text:style-name="P1"/>
      <text:p text:style-name="P1">&lt;head&gt;</text:p>
      <text:p text:style-name="P1"><text:s text:c="2"/>&lt;meta charset="UTF-8"&gt;</text:p>
      <text:p text:style-name="P1"><text:s text:c="2"/>&lt;meta name="viewport" content="width=device-width, initial-scale=1.0"&gt;</text:p>
      <text:p text:style-name="P1"><text:s text:c="2"/>&lt;meta http-equiv="X-UA-Compatible" content="ie=edge"&gt;</text:p>
      <text:p text:style-name="P1"><text:s text:c="2"/>&lt;link rel="stylesheet" href="https://use.fontawesome.com/releases/v5.0.13/css/all.css" integrity="sha384-DNOHZ68U8hZfKXOrtjWvjxusGo9WQnrNx2sqG0tfsghAvtVlRW3tvkXWZh58N9jp"</text:p>
      <text:p text:style-name="P1"><text:s text:c="4"/>crossorigin="anonymous"&gt;</text:p>
      <text:p text:style-name="P1"><text:s text:c="2"/>&lt;link rel="stylesheet" href="https://stackpath.bootstrapcdn.com/bootstrap/4.1.1/css/bootstrap.min.css" integrity="sha384-WskhaSGFgHYWDcbwN70/dfYBj47jz9qbsMId/iRN3ewGhXQFZCSftd1LZCfmhktB"</text:p>
      <text:p text:style-name="P1"><text:s text:c="4"/>crossorigin="anonymous"&gt;</text:p>
      <text:p text:style-name="P1"><text:s text:c="2"/>&lt;link rel="stylesheet" href="https://cdnjs.cloudflare.com/ajax/libs/ekko-lightbox/5.3.0/ekko-lightbox.css" /&gt;</text:p>
      <text:p text:style-name="P1"><text:s text:c="2"/>&lt;link rel="stylesheet" href="css/style.css"&gt;</text:p>
      <text:p text:style-name="P1"><text:s text:c="2"/>&lt;title&gt;Bootstrap Theme&lt;/title&gt;</text:p>
      <text:p text:style-name="P1">&lt;/head&gt;</text:p>
      <text:p text:style-name="P1"/>
      <text:p text:style-name="P1">&lt;body&gt;</text:p>
      <text:p text:style-name="P1"/>
      <text:p text:style-name="P1">&lt;div class="container"&gt;</text:p>
      <text:p text:style-name="P1"><text:s text:c="2"/>&lt;header id="main-header"&gt;</text:p>
      <text:p text:style-name="P1"><text:s text:c="4"/>&lt;div class="row no-gutters"&gt;</text:p>
      <text:p text:style-name="P1"><text:s text:c="6"/>&lt;div class="col-lg-4 col-md-5"&gt;</text:p>
      <text:p text:style-name="P1"><text:s text:c="8"/>&lt;img src="images/zdj.jpg" alt=""&gt;</text:p>
      <text:p text:style-name="P1"><text:s text:c="6"/>&lt;/div&gt;</text:p>
      <text:p text:style-name="P1"><text:s text:c="6"/>&lt;div class="col-lg-8 col-md-7"&gt;</text:p>
      <text:p text:style-name="P1"><text:s text:c="8"/>&lt;div class="d-flex flex-column"&gt;</text:p>
      <text:p text:style-name="P1"><text:s text:c="10"/>&lt;div class="p-5 bg-dark text-white"&gt;</text:p>
      <text:p text:style-name="P1"><text:s text:c="12"/>&lt;div class="d-flex flex-row justify-content-between align-items-center"&gt;</text:p>
      <text:p text:style-name="P1"><text:s text:c="14"/>&lt;h1 class="display-4"&gt;Anna Kapusta&lt;/h1&gt;</text:p>
      <text:p text:style-name="P1"><text:s text:c="14"/>&lt;div&gt;</text:p>
      <text:p text:style-name="P1"><text:s text:c="16"/>&lt;a href="https://www.facebook.com/ania.kapusta.7" target="_blank" class="text-white"&gt;&lt;i class="fab fa-facebook"&gt;&lt;/i&gt;&lt;/a&gt;</text:p>
      <text:p text:style-name="P1"><text:s text:c="14"/>&lt;/div&gt;</text:p>
      <text:p text:style-name="P1"><text:s text:c="14"/>&lt;div&gt;</text:p>
      <text:p text:style-name="P1"><text:s text:c="16"/>&lt;a href="https://codepen.io/AnnaDevKap/" target="_blank" class="text-white"&gt;&lt;i class="fab fa-codepen"&gt;&lt;/i&gt;&lt;/a&gt;</text:p>
      <text:p text:style-name="P1"><text:s text:c="14"/>&lt;/div&gt;</text:p>
      <text:p text:style-name="P1"><text:s text:c="14"/>&lt;div&gt;</text:p>
      <text:p text:style-name="P1"><text:s text:c="16"/>&lt;a href="https://github.com/AnnaDevKap" target="_blank" class="text-white"&gt;&lt;i class="fab fa-github"&gt;&lt;/i&gt;&lt;/a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/>
      <text:p text:style-name="P1"><text:s text:c="10"/>&lt;div class="p-4 bg-black"&gt;</text:p>
      <text:p text:style-name="P1"><text:s text:c="12"/>Beginning Front End Developer</text:p>
      <text:p text:style-name="P1"><text:s text:c="10"/>&lt;/div&gt;</text:p>
      <text:p text:style-name="P1"/>
      <text:p text:style-name="P1"><text:s text:c="10"/>&lt;div&gt;</text:p>
      <text:p text:style-name="P1"><text:s text:c="12"/>&lt;div class="d-flex flex-row text-white align-items-stretch text-center"&gt;</text:p>
      <text:p text:style-name="P1"><text:soft-page-break/><text:s text:c="14"/>&lt;div class="port-item p-4 bg-primary" data-toggle="collapse" data-target="#home"&gt;</text:p>
      <text:p text:style-name="P1"><text:s text:c="16"/>&lt;i class="fas fa-home fa-2x d-block"&gt;&lt;/i&gt;</text:p>
      <text:p text:style-name="P1"><text:s text:c="16"/>&lt;span class="d-none d-sm-block"&gt;Home&lt;/span&gt;</text:p>
      <text:p text:style-name="P1"><text:s text:c="14"/>&lt;/div&gt;</text:p>
      <text:p text:style-name="P1"><text:s text:c="14"/>&lt;div class="port-item p-4 bg-success" data-toggle="collapse" data-target="#resume"&gt;</text:p>
      <text:p text:style-name="P1"><text:s text:c="16"/>&lt;i class="fas fa-graduation-cap fa-2x d-block"&gt;&lt;/i&gt;</text:p>
      <text:p text:style-name="P1"><text:s text:c="16"/>&lt;span class="d-none d-sm-block"&gt;Job &amp; Education&lt;/span&gt;</text:p>
      <text:p text:style-name="P1"><text:s text:c="14"/>&lt;/div&gt;</text:p>
      <text:p text:style-name="P1"><text:s text:c="14"/>&lt;div class="port-item p-4 bg-warning" data-toggle="collapse" data-target="#work"&gt;</text:p>
      <text:p text:style-name="P1"><text:s text:c="16"/>&lt;i class="fas fa-folder-open fa-2x d-block"&gt;&lt;/i&gt;</text:p>
      <text:p text:style-name="P1"><text:s text:c="16"/>&lt;span class="d-none d-sm-block"&gt;Projects&lt;/span&gt;</text:p>
      <text:p text:style-name="P1"><text:s text:c="14"/>&lt;/div&gt;</text:p>
      <text:p text:style-name="P1"><text:s text:c="14"/>&lt;div class="port-item p-4 bg-danger" data-toggle="collapse" data-target="#contact"&gt;</text:p>
      <text:p text:style-name="P1"><text:s text:c="16"/>&lt;i class="fas fa-envelope fa-2x d-block"&gt;&lt;/i&gt;</text:p>
      <text:p text:style-name="P1"><text:s text:c="16"/>&lt;span class="d-none d-sm-block"&gt;Contact&lt;/span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&lt;/div&gt;</text:p>
      <text:p text:style-name="P1"><text:s text:c="4"/>&lt;/div&gt;</text:p>
      <text:p text:style-name="P1"><text:s text:c="2"/>&lt;/header&gt;</text:p>
      <text:p text:style-name="P1"/>
      <text:p text:style-name="P1"/>
      <text:p text:style-name="P1"><text:s text:c="2"/>&lt;!--HOME--&gt;</text:p>
      <text:p text:style-name="P1"/>
      <text:p text:style-name="P1"><text:s text:c="2"/>&lt;div id="home" class="collapse show"&gt;</text:p>
      <text:p text:style-name="P1"><text:s text:c="4"/>&lt;div class="card card-body bg-primary text-white py-5"&gt;</text:p>
      <text:p text:style-name="P1"><text:s text:c="6"/>&lt;h2&gt;Welcome To My Page&lt;/h2&gt;</text:p>
      <text:p text:style-name="P1"><text:s text:c="6"/>&lt;p class="lead"&gt;I am a beggining Front-End programmer. I am full of energy and involvment to learning new things. I have done a few courses of Java Script and Ajax and of course HTML5 CSS3 and Bootsrap4.&lt;/p&gt;</text:p>
      <text:p text:style-name="P1"><text:s text:c="4"/>&lt;/div&gt;</text:p>
      <text:p text:style-name="P1"/>
      <text:p text:style-name="P1"><text:s text:c="4"/>&lt;div class="card card-body my-5"&gt;</text:p>
      <text:p text:style-name="P1"><text:s text:c="6"/>&lt;h3&gt;My Skills&lt;/h3&gt;</text:p>
      <text:p text:style-name="P1"><text:s text:c="6"/>&lt;p&gt;&lt;/p&gt;</text:p>
      <text:p text:style-name="P1"><text:s text:c="6"/>&lt;hr&gt;</text:p>
      <text:p text:style-name="P1"><text:s text:c="6"/>&lt;h4&gt;HTML 5&lt;/h4&gt;</text:p>
      <text:p text:style-name="P1"><text:s text:c="6"/>&lt;div class="progress mb-3"&gt;</text:p>
      <text:p text:style-name="P1"><text:s text:c="8"/>&lt;div class="progress-bar bg-danger" style="width: 80%"&gt;&lt;/div&gt;</text:p>
      <text:p text:style-name="P1"><text:s text:c="6"/>&lt;/div&gt;</text:p>
      <text:p text:style-name="P1"><text:s text:c="6"/>&lt;h4&gt;CSS 3&lt;/h4&gt;</text:p>
      <text:p text:style-name="P1"><text:s text:c="6"/>&lt;div class="progress mb-3"&gt;</text:p>
      <text:p text:style-name="P1"><text:s text:c="8"/>&lt;div class="progress-bar bg-primary" style="width: 80%"&gt;&lt;/div&gt;</text:p>
      <text:p text:style-name="P1"><text:s text:c="6"/>&lt;/div&gt;</text:p>
      <text:p text:style-name="P1"><text:s text:c="6"/>&lt;h4&gt;Java Script&lt;/h4&gt;</text:p>
      <text:p text:style-name="P1"><text:s text:c="6"/>&lt;div class="progress mb-3"&gt;</text:p>
      <text:p text:style-name="P1"><text:s text:c="8"/>&lt;div class="progress-bar bg-warning" style="width: 60%"&gt;&lt;/div&gt;</text:p>
      <text:p text:style-name="P1"><text:s text:c="6"/>&lt;/div&gt;</text:p>
      <text:p text:style-name="P1"><text:s text:c="6"/>&lt;h4&gt;Jquery&lt;/h4&gt;</text:p>
      <text:p text:style-name="P1"><text:s text:c="6"/>&lt;div class="progress mb-3"&gt;</text:p>
      <text:p text:style-name="P1"><text:s text:c="8"/>&lt;div class="progress-bar bg-blue" style="width: 40%"&gt;&lt;/div&gt;</text:p>
      <text:p text:style-name="P1"><text:s text:c="6"/>&lt;/div&gt;</text:p>
      <text:p text:style-name="P1"><text:s text:c="6"/>&lt;h4&gt;Bootstrap 4&lt;/h4&gt;</text:p>
      <text:p text:style-name="P1"><text:s text:c="6"/>&lt;div class="progress mb-3"&gt;</text:p>
      <text:p text:style-name="P1"><text:s text:c="8"/>&lt;div class="progress-bar bg-purple" style="width: 60%"&gt;&lt;/div&gt;</text:p>
      <text:p text:style-name="P1"><text:soft-page-break/><text:s text:c="6"/>&lt;/div&gt;</text:p>
      <text:p text:style-name="P1"><text:s text:c="6"/>&lt;h4&gt;Angular 6&lt;/h4&gt;</text:p>
      <text:p text:style-name="P1"><text:s text:c="6"/>&lt;div class="progress mb-3"&gt;</text:p>
      <text:p text:style-name="P1"><text:s text:c="8"/>&lt;div class="progress-bar bg-red" style="width: 30%"&gt;&lt;/div&gt;</text:p>
      <text:p text:style-name="P1"><text:s text:c="6"/>&lt;/div&gt;</text:p>
      <text:p text:style-name="P1"><text:s text:c="4"/>&lt;/div&gt;</text:p>
      <text:p text:style-name="P1"/>
      <text:p text:style-name="P1"><text:s text:c="4"/>&lt;div class="card my-5"&gt;</text:p>
      <text:p text:style-name="P1"><text:s text:c="6"/>&lt;div class="card-body"&gt;</text:p>
      <text:p text:style-name="P1"><text:s text:c="8"/>&lt;h3&gt;My Courses&lt;/h3&gt;</text:p>
      <text:p text:style-name="P1"><text:s text:c="8"/>&lt;hr&gt;</text:p>
      <text:p text:style-name="P1"><text:s text:c="8"/>&lt;p class="p-2 mb-3 bg-dark text-white"&gt;</text:p>
      <text:p text:style-name="P1"><text:s text:c="10"/>„Wprowadzenie do JS: Rysowanie i animacja” KhanAkademy.org</text:p>
      <text:p text:style-name="P1"><text:s text:c="8"/>&lt;/p&gt;</text:p>
      <text:p text:style-name="P1"><text:s text:c="8"/>&lt;p class="p-2 mb-3 bg-dark text-white"&gt;</text:p>
      <text:p text:style-name="P1"><text:s text:c="10"/>„Introduction To JavaScript” Codeacademy.com</text:p>
      <text:p text:style-name="P1"><text:s text:c="8"/>&lt;/p&gt;</text:p>
      <text:p text:style-name="P1"><text:s text:c="8"/>&lt;p class="p-2 mb-3 bg-dark text-white"&gt;</text:p>
      <text:p text:style-name="P1"><text:s text:c="10"/>„Kurs Tworzenia Stron WWW w HTML i CSS od Podstaw do Experta” Udemy.com</text:p>
      <text:p text:style-name="P1"><text:s text:c="8"/>&lt;/p&gt;</text:p>
      <text:p text:style-name="P1"><text:s text:c="8"/>&lt;p class="p-2 mb-3 bg-dark text-white"&gt;</text:p>
      <text:p text:style-name="P1"><text:s text:c="10"/>„Bootstrap 4 From Scratch With 5 Projects” Udemy.com</text:p>
      <text:p text:style-name="P1"><text:s text:c="8"/>&lt;/p&gt;</text:p>
      <text:p text:style-name="P1"><text:s text:c="8"/>&lt;p class="p-2 mb-3 bg-dark text-white"&gt;</text:p>
      <text:p text:style-name="P1"><text:s text:c="10"/>„Angular 6 (formerly Angular 2) - The Complete Guide” Udemy.com</text:p>
      <text:p text:style-name="P1"><text:s text:c="8"/>&lt;/p&gt;</text:p>
      <text:p text:style-name="P1"><text:s text:c="6"/>&lt;/div&gt;</text:p>
      <text:p text:style-name="P1"><text:s text:c="4"/>&lt;/div&gt;</text:p>
      <text:p text:style-name="P1"><text:s text:c="2"/>&lt;/div&gt;</text:p>
      <text:p text:style-name="P1"/>
      <text:p text:style-name="P1"/>
      <text:p text:style-name="P1"><text:s text:c="2"/>&lt;!--JOB &amp; EDUCATION--&gt;</text:p>
      <text:p text:style-name="P1"><text:s text:c="2"/>&lt;div id="resume" class="collapse"&gt;</text:p>
      <text:p text:style-name="P1"><text:s text:c="4"/>&lt;div class="card card-body bg-success text-white py-5"&gt;</text:p>
      <text:p text:style-name="P1"><text:s text:c="6"/>&lt;h2&gt;Job and Education&lt;/h2&gt;</text:p>
      <text:p text:style-name="P1"/>
      <text:p text:style-name="P1"><text:s text:c="4"/>&lt;/div&gt;</text:p>
      <text:p text:style-name="P1"><text:s text:c="4"/>&lt;div class="card card-body py-5"&gt;</text:p>
      <text:p text:style-name="P1"/>
      <text:p text:style-name="P1"><text:s text:c="6"/>&lt;div class="card-deck"&gt;</text:p>
      <text:p text:style-name="P1"><text:s text:c="8"/>&lt;div class="card"&gt;</text:p>
      <text:p text:style-name="P1"><text:s text:c="10"/>&lt;div class="card-body"&gt;</text:p>
      <text:p text:style-name="P1"><text:s text:c="12"/>&lt;h4 class="card-title p-2"&gt;Where Have I Worked&lt;/h4&gt;</text:p>
      <text:p text:style-name="P1"><text:s text:c="12"/>&lt;p class="p-2 mb-3 bg-dark text-white"&gt;</text:p>
      <text:p text:style-name="P1"><text:s text:c="14"/>Customer Advisor in Wima-rol company</text:p>
      <text:p text:style-name="P1"><text:s text:c="12"/>&lt;/p&gt;</text:p>
      <text:p text:style-name="P1"><text:s text:c="12"/>&lt;p class="p-2 mb-3 bg-dark text-white"&gt;</text:p>
      <text:p text:style-name="P1"><text:s text:c="14"/>Intensive Care Nurse at University Hospital in Cracow</text:p>
      <text:p text:style-name="P1"><text:s text:c="12"/>&lt;/p&gt;</text:p>
      <text:p text:style-name="P1"><text:s text:c="12"/>&lt;p class="p-2 mb-3 bg-dark text-white"&gt;</text:p>
      <text:p text:style-name="P1"><text:s text:c="14"/>Trip Advisor in Cracow City Tour company</text:p>
      <text:p text:style-name="P1"><text:s text:c="12"/>&lt;/p&gt;</text:p>
      <text:p text:style-name="P1"><text:s text:c="10"/>&lt;/div&gt;</text:p>
      <text:p text:style-name="P1"><text:s text:c="8"/>&lt;/div&gt;</text:p>
      <text:p text:style-name="P1"><text:s text:c="8"/>&lt;div class="card"&gt;</text:p>
      <text:p text:style-name="P1"><text:s text:c="10"/>&lt;div class="card-body"&gt;</text:p>
      <text:p text:style-name="P1"><text:s text:c="12"/>&lt;h4 class="card-title p-2"&gt;Education&lt;/h4&gt;</text:p>
      <text:p text:style-name="P1"><text:soft-page-break/><text:s text:c="12"/>&lt;p class="p-2 mb-3 bg-dark text-white"&gt;</text:p>
      <text:p text:style-name="P1"><text:s text:c="14"/>Graduate Studies at Jagiellonian Univeristy</text:p>
      <text:p text:style-name="P1"><text:s text:c="14"/>&lt;br&gt;</text:p>
      <text:p text:style-name="P1"><text:s text:c="14"/>Direction: Nurse</text:p>
      <text:p text:style-name="P1"><text:s text:c="12"/>&lt;/p&gt;</text:p>
      <text:p text:style-name="P1"><text:s text:c="12"/>&lt;p class="p-2 mb-3 bg-dark text-white"&gt;</text:p>
      <text:p text:style-name="P1"><text:s text:c="14"/>Masters at Andrzej Frycz Modrzewski Krakow University</text:p>
      <text:p text:style-name="P1"><text:s text:c="14"/>&lt;br&gt;</text:p>
      <text:p text:style-name="P1"><text:s text:c="14"/>Direction: Nurse</text:p>
      <text:p text:style-name="P1"><text:s text:c="14"/>&lt;br&gt;</text:p>
      <text:p text:style-name="P1"><text:s text:c="14"/>I am on Dean's leave</text:p>
      <text:p text:style-name="P1"><text:s text:c="12"/>&lt;/p&gt;</text:p>
      <text:p text:style-name="P1"><text:s text:c="10"/>&lt;/div&gt;</text:p>
      <text:p text:style-name="P1"><text:s text:c="8"/>&lt;/div&gt;</text:p>
      <text:p text:style-name="P1"><text:s text:c="6"/>&lt;/div&gt;</text:p>
      <text:p text:style-name="P1"><text:s text:c="4"/>&lt;/div&gt;</text:p>
      <text:p text:style-name="P1"><text:s text:c="2"/>&lt;/div&gt;</text:p>
      <text:p text:style-name="P1"/>
      <text:p text:style-name="P1"/>
      <text:p text:style-name="P1">&lt;!--WORK --&gt;</text:p>
      <text:p text:style-name="P1">&lt;div id="work" class="collapse"&gt;</text:p>
      <text:p text:style-name="P1"><text:s text:c="2"/>&lt;div class="card card-body bg-warning text-white py-5"&gt;</text:p>
      <text:p text:style-name="P1"><text:s text:c="4"/>&lt;h2&gt;My Projects&lt;/h2&gt;</text:p>
      <text:p text:style-name="P1"><text:s text:c="2"/>&lt;/div&gt;</text:p>
      <text:p text:style-name="P1"/>
      <text:p text:style-name="P1"><text:s text:c="2"/>&lt;div class="card card-body py-5"&gt;</text:p>
      <text:p text:style-name="P1"><text:s text:c="4"/>&lt;h3&gt;What Have I Build&lt;/h3&gt;</text:p>
      <text:p text:style-name="P1"><text:s text:c="4"/>&lt;p&gt;To see my projects please click &lt;a href="https://github.com/AnnaDevKap" target="_blank"&gt;github&lt;/a&gt; or &lt;a href="https://codepen.io/AnnaDevKap/" target="_blank"&gt;codepen&lt;/codepena&gt;. &lt;/p&gt;</text:p>
      <text:p text:style-name="P1"><text:s text:c="4"/>&lt;hr&gt;</text:p>
      <text:p text:style-name="P1"/>
      <text:p text:style-name="P1"><text:s text:c="4"/>&lt;div class="row my-2"&gt;</text:p>
      <text:p text:style-name="P1"><text:s text:c="6"/>&lt;div class="col-md-4"&gt;</text:p>
      <text:p text:style-name="P1"><text:s text:c="8"/>&lt;a href="images/hangman.png" data-toggle="lightbox"&gt;</text:p>
      <text:p text:style-name="P1"><text:s text:c="10"/>&lt;img src="images/hangman.png" class="img-fluid"&gt;</text:p>
      <text:p text:style-name="P1"><text:s text:c="8"/>&lt;/a&gt;</text:p>
      <text:p text:style-name="P1"><text:s text:c="6"/>&lt;/div&gt;</text:p>
      <text:p text:style-name="P1"><text:s text:c="6"/>&lt;div class="col-md-4"&gt;</text:p>
      <text:p text:style-name="P1"><text:s text:c="8"/>&lt;a href="images/crossAndCircle.png" data-toggle="lightbox"&gt;</text:p>
      <text:p text:style-name="P1"><text:s text:c="10"/>&lt;img src="images/crossAndCircle.png" class="img-fluid"&gt;</text:p>
      <text:p text:style-name="P1"><text:s text:c="8"/>&lt;/a&gt;</text:p>
      <text:p text:style-name="P1"><text:s text:c="6"/>&lt;/div&gt;</text:p>
      <text:p text:style-name="P1"><text:s text:c="6"/>&lt;div class="col-md-4"&gt;</text:p>
      <text:p text:style-name="P1"><text:s text:c="8"/>&lt;a href="images/fitApp.png" data-toggle="lightbox"&gt;</text:p>
      <text:p text:style-name="P1"><text:s text:c="10"/>&lt;img src="images/fitApp.png" class="img-fluid"&gt;</text:p>
      <text:p text:style-name="P1"><text:s text:c="8"/>&lt;/a&gt;</text:p>
      <text:p text:style-name="P1"><text:s text:c="6"/>&lt;/div&gt;</text:p>
      <text:p text:style-name="P1"><text:s text:c="4"/>&lt;/div&gt;</text:p>
      <text:p text:style-name="P1"/>
      <text:p text:style-name="P1"><text:s text:c="4"/>&lt;div class="row my-4"&gt;</text:p>
      <text:p text:style-name="P1"><text:s text:c="6"/>&lt;div class="col-md-4"&gt;</text:p>
      <text:p text:style-name="P1"><text:s text:c="8"/>&lt;a href="images/fourGame.png" data-toggle="lightbox"&gt;</text:p>
      <text:p text:style-name="P1"><text:s text:c="10"/>&lt;img src="images/fourGame.png" class="img-fluid"&gt;</text:p>
      <text:p text:style-name="P1"><text:s text:c="8"/>&lt;/a&gt;</text:p>
      <text:p text:style-name="P1"><text:s text:c="6"/>&lt;/div&gt;</text:p>
      <text:p text:style-name="P1"><text:s text:c="6"/>&lt;div class="col-md-4"&gt;</text:p>
      <text:p text:style-name="P1"><text:soft-page-break/><text:s text:c="8"/>&lt;a href="images/palindrome.png" data-toggle="lightbox"&gt;</text:p>
      <text:p text:style-name="P1"><text:s text:c="10"/>&lt;img src="images/palindrome.png" class="img-fluid"&gt;</text:p>
      <text:p text:style-name="P1"><text:s text:c="8"/>&lt;/a&gt;</text:p>
      <text:p text:style-name="P1"><text:s text:c="6"/>&lt;/div&gt;</text:p>
      <text:p text:style-name="P1"><text:s text:c="6"/>&lt;div class="col-md-4"&gt;</text:p>
      <text:p text:style-name="P1"><text:s text:c="8"/>&lt;a href="images/stopWatch.png" data-toggle="lightbox"&gt;</text:p>
      <text:p text:style-name="P1"><text:s text:c="10"/>&lt;img src="images/stopWatch.png" class="img-fluid"&gt;</text:p>
      <text:p text:style-name="P1"><text:s text:c="8"/>&lt;/a&gt;</text:p>
      <text:p text:style-name="P1"><text:s text:c="6"/>&lt;/div&gt;</text:p>
      <text:p text:style-name="P1"/>
      <text:p text:style-name="P1"><text:s text:c="4"/>&lt;/div&gt;</text:p>
      <text:p text:style-name="P1"><text:s text:c="2"/>&lt;/div&gt;</text:p>
      <text:p text:style-name="P1">&lt;/div&gt;</text:p>
      <text:p text:style-name="P1"/>
      <text:p text:style-name="P1"/>
      <text:p text:style-name="P1">&lt;!--CONTACT --&gt;</text:p>
      <text:p text:style-name="P1"/>
      <text:p text:style-name="P1">&lt;div id="contact" class="collapse"&gt;</text:p>
      <text:p text:style-name="P1"><text:s text:c="2"/>&lt;div class="card card-body bg-danger text-white py-5"&gt;</text:p>
      <text:p text:style-name="P1"><text:s text:c="4"/>&lt;h2&gt;Contact&lt;/h2&gt;</text:p>
      <text:p text:style-name="P1"/>
      <text:p text:style-name="P1"><text:s text:c="2"/>&lt;/div&gt;</text:p>
      <text:p text:style-name="P1"/>
      <text:p text:style-name="P1"><text:s text:c="2"/>&lt;div class="card card-body py-5"&gt;</text:p>
      <text:p text:style-name="P1"><text:s text:c="4"/>&lt;h3&gt;Get In Touch&lt;/h3&gt;</text:p>
      <text:p text:style-name="P1"><text:s text:c="4"/>&lt;form&gt;</text:p>
      <text:p text:style-name="P1"><text:s text:c="6"/>&lt;div class="form-group"&gt;</text:p>
      <text:p text:style-name="P1"><text:s text:c="8"/>&lt;div class="input-group input-group-lg"&gt;</text:p>
      <text:p text:style-name="P1"><text:s text:c="10"/>&lt;div class="input-group-prepend"&gt;</text:p>
      <text:p text:style-name="P1"><text:s text:c="12"/>&lt;span class="input-group-text bg-danger text-white"&gt;</text:p>
      <text:p text:style-name="P1"><text:s text:c="14"/>&lt;i class="fas fa-user"&gt;&lt;/i&gt;</text:p>
      <text:p text:style-name="P1"><text:s text:c="12"/>&lt;/span&gt;</text:p>
      <text:p text:style-name="P1"><text:s text:c="10"/>&lt;/div&gt;</text:p>
      <text:p text:style-name="P1"><text:s text:c="10"/>&lt;input type="text" class="form-control bg-dark text-white" placeholder="Name"&gt;</text:p>
      <text:p text:style-name="P1"><text:s text:c="8"/>&lt;/div&gt;</text:p>
      <text:p text:style-name="P1"><text:s text:c="6"/>&lt;/div&gt;</text:p>
      <text:p text:style-name="P1"/>
      <text:p text:style-name="P1"><text:s text:c="6"/>&lt;div class="form-group"&gt;</text:p>
      <text:p text:style-name="P1"><text:s text:c="8"/>&lt;div class="input-group input-group-lg"&gt;</text:p>
      <text:p text:style-name="P1"><text:s text:c="10"/>&lt;div class="input-group-prepend"&gt;</text:p>
      <text:p text:style-name="P1"><text:s text:c="12"/>&lt;span class="input-group-text bg-danger text-white"&gt;</text:p>
      <text:p text:style-name="P1"><text:s text:c="14"/>&lt;i class="fas fa-envelope"&gt;&lt;/i&gt;</text:p>
      <text:p text:style-name="P1"><text:s text:c="12"/>&lt;/span&gt;</text:p>
      <text:p text:style-name="P1"><text:s text:c="10"/>&lt;/div&gt;</text:p>
      <text:p text:style-name="P1"><text:s text:c="10"/>&lt;input type="text" class="form-control bg-dark text-white" placeholder="Email"&gt;</text:p>
      <text:p text:style-name="P1"><text:s text:c="8"/>&lt;/div&gt;</text:p>
      <text:p text:style-name="P1"><text:s text:c="6"/>&lt;/div&gt;</text:p>
      <text:p text:style-name="P1"/>
      <text:p text:style-name="P1"><text:s text:c="6"/>&lt;div class="form-group"&gt;</text:p>
      <text:p text:style-name="P1"><text:s text:c="8"/>&lt;div class="input-group input-group-lg"&gt;</text:p>
      <text:p text:style-name="P1"><text:s text:c="10"/>&lt;div class="input-group-prepend"&gt;</text:p>
      <text:p text:style-name="P1"><text:s text:c="12"/>&lt;span class="input-group-text bg-danger text-white"&gt;</text:p>
      <text:p text:style-name="P1"><text:s text:c="14"/>&lt;i class="fas fa-pencil-alt"&gt;&lt;/i&gt;</text:p>
      <text:p text:style-name="P1"><text:s text:c="12"/>&lt;/span&gt;</text:p>
      <text:p text:style-name="P1"><text:s text:c="10"/>&lt;/div&gt;</text:p>
      <text:p text:style-name="P1"><text:s text:c="10"/>&lt;textarea class="form-control bg-dark text-white"&gt;&lt;/textarea&gt;</text:p>
      <text:p text:style-name="P1"><text:s text:c="8"/>&lt;/div&gt;</text:p>
      <text:p text:style-name="P1"><text:soft-page-break/><text:s text:c="6"/>&lt;/div&gt;</text:p>
      <text:p text:style-name="P1"/>
      <text:p text:style-name="P1"><text:s text:c="6"/>&lt;input type="submit" value="Submit" class="btn btn-danger btn-block btn-lg"&gt;</text:p>
      <text:p text:style-name="P1"><text:s text:c="4"/>&lt;/form&gt;</text:p>
      <text:p text:style-name="P1"><text:s text:c="2"/>&lt;/div&gt;</text:p>
      <text:p text:style-name="P1">&lt;/div&gt;</text:p>
      <text:p text:style-name="P1"/>
      <text:p text:style-name="P1"><text:s text:c="2"/>&lt;!--FOOTER--&gt;</text:p>
      <text:p text:style-name="P1"><text:s text:c="2"/>&lt;footer id="main-footer" class="p-5 bg-dark text-white"&gt;</text:p>
      <text:p text:style-name="P1"><text:s text:c="4"/>&lt;div class="row"&gt;</text:p>
      <text:p text:style-name="P1"><text:s text:c="6"/>&lt;div class="col-md-6"&gt;</text:p>
      <text:p text:style-name="P1"><text:s text:c="8"/>&lt;a href="#" class="btn btn-outline-light"&gt;</text:p>
      <text:p text:style-name="P1"><text:s text:c="10"/>&lt;i class="fas fa-cloud mr-1"&gt;&lt;/i&gt;Download Resume</text:p>
      <text:p text:style-name="P1"><text:s text:c="8"/>&lt;/a&gt;</text:p>
      <text:p text:style-name="P1"><text:s text:c="6"/>&lt;/div&gt;</text:p>
      <text:p text:style-name="P1"><text:s text:c="4"/>&lt;/div&gt;</text:p>
      <text:p text:style-name="P1"><text:s text:c="2"/>&lt;/footer&gt;</text:p>
      <text:p text:style-name="P1">&lt;/div&gt;</text:p>
      <text:p text:style-name="P1"/>
      <text:p text:style-name="P1"/>
      <text:p text:style-name="P1"><text:s text:c="2"/>&lt;script src="http://code.jquery.com/jquery-3.3.1.min.js" integrity="sha256-FgpCb/KJQlLNfOu91ta32o/NMZxltwRo8QtmkMRdAu8="</text:p>
      <text:p text:style-name="P1"><text:s text:c="4"/>crossorigin="anonymous"&gt;&lt;/script&gt;</text:p>
      <text:p text:style-name="P1"><text:s text:c="2"/>&lt;script src="https://cdnjs.cloudflare.com/ajax/libs/popper.js/1.14.3/umd/popper.min.js" integrity="sha384-ZMP7rVo3mIykV+2+9J3UJ46jBk0WLaUAdn689aCwoqbBJiSnjAK/l8WvCWPIPm49"</text:p>
      <text:p text:style-name="P1"><text:s text:c="4"/>crossorigin="anonymous"&gt;&lt;/script&gt;</text:p>
      <text:p text:style-name="P1"><text:s text:c="2"/>&lt;script src="https://stackpath.bootstrapcdn.com/bootstrap/4.1.1/js/bootstrap.min.js" integrity="sha384-smHYKdLADwkXOn1EmN1qk/HfnUcbVRZyYmZ4qpPea6sjB/pTJ0euyQp0Mk8ck+5T"</text:p>
      <text:p text:style-name="P1"><text:s text:c="4"/>crossorigin="anonymous"&gt;&lt;/script&gt;</text:p>
      <text:p text:style-name="P1"><text:s text:c="2"/>&lt;script src="https://cdnjs.cloudflare.com/ajax/libs/ekko-lightbox/5.3.0/ekko-lightbox.min.js"&gt;&lt;/script&gt;</text:p>
      <text:p text:style-name="P1"><text:s text:c="2"/>&lt;script src="script.js"&gt;&lt;/script&gt;</text:p>
      <text:p text:style-name="P1">&lt;/body&gt;</text:p>
      <text:p text:style-name="P1"/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S:</text:p>
      <text:p text:style-name="P1">$('.port-item').click(function() {</text:p>
      <text:p text:style-name="P1"><text:s text:c="2"/>$('.collapse').collapse('hide');</text:p>
      <text:p text:style-name="P1">});</text:p>
      <text:p text:style-name="P1"/>
      <text:p text:style-name="P1">$(document).on('click', '[data-toggle="lightbox"]', function(e) {</text:p>
      <text:p text:style-name="P1"><text:s text:c="2"/>e.preventDefault();</text:p>
      <text:p text:style-name="P1"><text:s text:c="2"/>$(this).ekkoLightbox();</text:p>
      <text:p text:style-name="P1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22:27:14.258775932</meta:creation-date>
    <dc:date>2018-07-19T22:28:30.263497580</dc:date>
    <meta:editing-duration>PT1M16S</meta:editing-duration>
    <meta:editing-cycles>1</meta:editing-cycles>
    <meta:document-statistic meta:table-count="0" meta:image-count="0" meta:object-count="0" meta:page-count="6" meta:paragraph-count="279" meta:word-count="778" meta:character-count="10542" meta:non-whitespace-character-count="8012"/>
    <meta:generator>LibreOffice/6.0.3.2$Linux_X86_64 LibreOffice_project/00m0$Build-2</meta:generator>
  </office:meta>
</office:document-meta>
</file>